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" manifest:media-type="application/octet-stream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erlin Sans FB" svg:font-family="'Berlin Sans FB'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334be" officeooo:paragraph-rsid="001334be"/>
    </style:style>
    <style:style style:name="P2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officeooo:rsid="001334be" officeooo:paragraph-rsid="001334be"/>
    </style:style>
    <style:style style:name="P3" style:family="paragraph" style:parent-style-name="Standard">
      <style:paragraph-properties fo:text-align="end" style:justify-single-word="false"/>
      <style:text-properties style:font-name="Century Gothic" fo:font-size="30pt" officeooo:rsid="001334be" officeooo:paragraph-rsid="001334be"/>
    </style:style>
    <style:style style:name="P4" style:family="paragraph" style:parent-style-name="Standard">
      <style:paragraph-properties fo:text-align="end" style:justify-single-word="false"/>
      <style:text-properties style:font-name="Century Gothic" fo:font-size="34pt" officeooo:rsid="001334be" officeooo:paragraph-rsid="001334be"/>
    </style:style>
    <style:style style:name="P5" style:family="paragraph" style:parent-style-name="Standard">
      <loext:graphic-properties draw:fill="none" draw:fill-color="#ffffff" draw:opacity="100%"/>
      <style:paragraph-properties fo:text-align="end" style:justify-single-word="false" fo:background-color="transparent"/>
      <style:text-properties fo:color="#1c1c1c" style:font-name="Berlin Sans FB" officeooo:rsid="001334be" officeooo:paragraph-rsid="001334be"/>
    </style:style>
    <style:style style:name="P6" style:family="paragraph" style:parent-style-name="Standard">
      <loext:graphic-properties draw:fill="none" draw:fill-color="#ffffff" draw:opacity="100%"/>
      <style:paragraph-properties fo:text-align="end" style:justify-single-word="false" fo:background-color="transparent"/>
      <style:text-properties fo:color="#1c1c1c" style:font-name="Century Gothic" officeooo:rsid="001334be" officeooo:paragraph-rsid="001334be"/>
    </style:style>
    <style:style style:name="P7" style:family="paragraph" style:parent-style-name="Standard">
      <loext:graphic-properties draw:fill="none" draw:fill-color="#ffffff" draw:opacity="100%"/>
      <style:paragraph-properties fo:text-align="end" style:justify-single-word="false" fo:background-color="transparent"/>
      <style:text-properties fo:color="#1c1c1c" style:font-name="Century Gothic" fo:font-size="12pt" officeooo:rsid="001334be" officeooo:paragraph-rsid="001334be" style:font-size-asian="10.5pt" style:font-size-complex="12pt"/>
    </style:style>
    <style:style style:name="P8" style:family="paragraph" style:parent-style-name="Standard">
      <loext:graphic-properties draw:fill="none" draw:fill-color="#ffffff" draw:opacity="100%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transparent" style:shadow="none" style:writing-mode="page"/>
      <style:text-properties fo:color="#1c1c1c" style:font-name="Century Gothic" fo:font-size="30pt" officeooo:rsid="001334be" officeooo:paragraph-rsid="001334be"/>
    </style:style>
    <style:style style:name="P9" style:family="paragraph" style:parent-style-name="Standard" style:master-page-name="">
      <loext:graphic-properties draw:fill="none" draw:fill-color="#ffffff" draw:opacity="100%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writing-mode="page"/>
      <style:text-properties fo:color="#1c1c1c" style:font-name="Century Gothic" fo:font-size="30pt" officeooo:rsid="001334be" officeooo:paragraph-rsid="001334be"/>
    </style:style>
    <style:style style:name="P10" style:family="paragraph" style:parent-style-name="Standard">
      <style:paragraph-properties fo:text-align="end" style:justify-single-word="false" fo:padding="0.499cm" fo:border-left="none" fo:border-right="none" fo:border-top="0.06pt solid #000000" fo:border-bottom="0.06pt solid #000000" style:shadow="none" style:writing-mode="page"/>
      <style:text-properties style:font-name="Century Gothic" fo:font-size="14pt" officeooo:rsid="00152673" officeooo:paragraph-rsid="00152673"/>
    </style:style>
    <style:style style:name="P11" style:family="paragraph">
      <loext:graphic-properties draw:fill-color="#8beec5"/>
    </style:style>
    <style:style style:name="P12" style:family="paragraph">
      <loext:graphic-properties draw:fill="none" draw:fill-color="#ffffff"/>
      <style:text-properties fo:color="#ffffff" style:font-name="Century Gothic"/>
    </style:style>
    <style:style style:name="T1" style:family="text">
      <style:text-properties fo:color="#ffffff" style:font-name="Century Gothic" fo:font-size="40pt" style:font-size-asian="32pt" style:font-size-complex="40pt"/>
    </style:style>
    <style:style style:name="fr1" style:family="graphic" style:parent-style-name="OLE">
      <style:graphic-properties style:vertical-pos="top" style:vertical-rel="baseline" draw:ole-draw-aspect="1" draw:visible-area-top="0cm" draw:visible-area-width="5.001cm" draw:visible-area-height="5.001cm"/>
    </style:style>
    <style:style style:name="gr1" style:family="graphic">
      <style:graphic-properties draw:stroke="none" draw:fill-color="#8beec5" draw:textarea-horizontal-align="justify" draw:textarea-vertical-align="middle" draw:auto-grow-height="false" fo:min-height="29.699cm" fo:min-width="6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3.4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1" draw:name="Shape1" draw:style-name="gr1" draw:text-style-name="P11" svg:width="6.238cm" svg:height="29.699cm" svg:x="-5.487cm" svg:y="-2cm"><text:p/><draw:enhanced-geometry svg:viewBox="0 0 21600 21600" draw:type="rectangle" draw:enhanced-path="M 0 0 L 21600 0 21600 21600 0 21600 0 0 Z N"/></draw:custom-shape><draw:frame text:anchor-type="paragraph" draw:z-index="2" draw:name="Shape2" draw:style-name="gr2" draw:text-style-name="P12" svg:width="24.766cm" svg:height="3.463cm" draw:transform="rotate (1.5707963267949) translate (2.89983333333333cm 24.3434305555556cm)"><draw:text-box><text:p><text:span text:style-name="T1">C.F.G.M. Auxiliar de enfermería</text:span></text:p></draw:text-box></draw:frame></text:p>
      <text:p text:style-name="P1"/>
      <text:p text:style-name="P1"/>
      <text:p text:style-name="P1"/>
      <text:p text:style-name="P2"/>
      <text:p text:style-name="P5"/>
      <text:p text:style-name="P6"/>
      <text:p text:style-name="P9">Instrumental<text:tab/> </text:p>
      <text:p text:style-name="P8">Carro de curas </text:p>
      <text:p text:style-name="P8">Carro de paradas </text:p>
      <text:p text:style-name="P7"/>
      <text:p text:style-name="P3"/>
      <text:p text:style-name="P4"/>
      <text:p text:style-name="P4"><draw:frame draw:style-name="fr1" draw:name="1" text:anchor-type="as-char" svg:width="11.404cm" style:rel-width="scale" svg:height="6.985cm" style:rel-height="scale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4"/>
      <text:p text:style-name="P4"/>
      <text:p text:style-name="P4"/>
      <text:p text:style-name="P10">Amparo Larrañag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erlin Sans FB" svg:font-family="'Berlin Sans FB'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Mancera Fernández</meta:initial-creator>
    <meta:creation-date>2017-03-19T17:55:40.622000000</meta:creation-date>
    <dc:date>2017-12-01T10:20:52.857000000</dc:date>
    <dc:creator>Javier Mancera Fernández</dc:creator>
    <meta:editing-duration>PT1M39S</meta:editing-duration>
    <meta:editing-cycles>2</meta:editing-cycles>
    <meta:generator>LibreOffice/5.3.6.1$Windows_x86 LibreOffice_project/686f202eff87ef707079aeb7f485847613344eb7</meta:generator>
    <meta:document-statistic meta:table-count="0" meta:image-count="0" meta:object-count="1" meta:page-count="1" meta:paragraph-count="5" meta:word-count="9" meta:character-count="62" meta:non-whitespace-character-count="53"/>
  </office:meta>
</office:document-meta>
</file>